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88b" officeooo:paragraph-rsid="0009a88b"/>
    </style:style>
    <style:style style:name="P2" style:family="paragraph" style:parent-style-name="Standard" style:list-style-name="L1">
      <style:text-properties officeooo:rsid="0009a88b" officeooo:paragraph-rsid="0009a88b"/>
    </style:style>
    <style:style style:name="T1" style:family="text">
      <style:text-properties officeooo:rsid="000b18e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вьюхи</text:p>
      <text:list xml:id="list2571917513724343129" text:style-name="L1">
        <text:list-item>
          <text:p text:style-name="P2">первая с кнопокой добавить</text:p>
        </text:list-item>
        <text:list-item>
          <text:p text:style-name="P2">показывать <text:span text:style-name="T1">all book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21:49:09.659163245</meta:creation-date>
    <meta:editing-duration>PT2H3M22S</meta:editing-duration>
    <meta:editing-cycles>2</meta:editing-cycles>
    <meta:generator>LibreOffice/5.1.6.2$Linux_x86 LibreOffice_project/10m0$Build-2</meta:generator>
    <dc:date>2017-12-31T00:02:38.047889902</dc:date>
    <meta:document-statistic meta:table-count="0" meta:image-count="0" meta:object-count="0" meta:page-count="1" meta:paragraph-count="3" meta:word-count="11" meta:character-count="57" meta:non-whitespace-character-count="51"/>
  </office:meta>
</office:document-meta>
</file>